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Footer">
      <style:text-properties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0in" fo:margin-right="0in" fo:text-indent="0.4791in" style:auto-text-indent="false"/>
    </style:style>
    <style:style style:name="P5" style:family="paragraph" style:parent-style-name="Standard">
      <style:paragraph-properties fo:margin-left="0in" fo:margin-right="0in" fo:text-indent="0.4898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in" fo:margin-right="0in" fo:text-indent="0.4898in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orting “Battle Game” from Python to C++ Part 2</text:p>
      <text:p text:style-name="Standard"/>
      <text:h text:style-name="Heading_20_1" text:outline-level="1">Spec:</text:h>
      <text:p text:style-name="P5">Last time, you worked on porting “Battle Game” from Python to C++. <text:s/>This week we are going to <text:span text:style-name="T2">refactor</text:span> the game so that it utilizes arrays and functions. Version 2 of Battle Game is provided in main.py. </text:p>
      <text:p text:style-name="P5">Make a copy of assignment 1 and put it in an “assignment 2” folder. Review the changes made in Battle Game v2 and make the appropriate changes in the C++ version.</text:p>
      <text:p text:style-name="P5"/>
      <text:p text:style-name="P6">Equipment Information – Arrays</text:p>
      <text:p text:style-name="P5">Originally the Player and Enemy were given random stats. This time around, we'll have 3 pieces of equipment to choose from, which will give them predetermined stats: Knight's Pack, Tank's Pack, and Rogue's Pack.</text:p>
      <text:p text:style-name="P5"/>
      <text:p text:style-name="P6">Slight cleanup – Functions</text:p>
      <text:p text:style-name="P5">We'll be delegating some parts of the program to various functions – both displaying menus and calculating values. </text:p>
      <text:h text:style-name="Heading_20_1" text:outline-level="1">Dates:</text:h>
      <text:p text:style-name="Standard">Assigned:<text:tab/>2013-06-20<text:tab/>Thursday</text:p>
      <text:p text:style-name="Standard">Due:<text:tab/><text:tab/>2013-06-27<text:tab/>Thursday at 11:59 pm</text:p>
      <text:p text:style-name="Standard"/>
      <text:p text:style-name="P4">Make sure that your source code is <text:span text:style-name="T1">committed</text:span><text:span text:style-name="T3"> and </text:span><text:span text:style-name="T1">synced</text:span><text:span text:style-name="T3"> to your student GitHub account. You do not need to turn in the code via Blackboard or anything el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3pt" fo:font-weight="bold" style:font-size-asian="13pt" style:font-weight-asian="bold" style:font-size-complex="13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none" fo:border-right="none" fo:border-top="none" fo:border-bottom="0.05pt solid #000000"/>
    </style:style>
    <style:style style:name="MP1" style:family="paragraph" style:parent-style-name="Table_20_Contents">
      <style:paragraph-properties fo:text-align="end" style:justify-single-word="false"/>
    </style:style>
    <style:style style:name="MP2" style:family="paragraph" style:parent-style-name="Footer"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Header">CS 201 Problem Solving &amp; Programming II</text:p>
            </table:table-cell>
            <table:table-cell table:style-name="Table3.A1" office:value-type="string">
              <text:p text:style-name="MP1">Assignment 2</text:p>
            </table:table-cell>
          </table:table-row>
        </table:table>
        <text:p text:style-name="Header"/>
      </style:header>
      <style:footer>
        <text:p text:style-name="MP2">Last updated 2013-06-0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9T16:36:01</meta:creation-date>
    <meta:generator>LibreOffice/3.5$Linux_X86_64 LibreOffice_project/350m1$Build-2</meta:generator>
    <dc:date>2013-06-03T12:50:04</dc:date>
    <meta:editing-duration>PT44M24S</meta:editing-duration>
    <meta:editing-cycles>48</meta:editing-cycles>
    <meta:document-statistic meta:table-count="1" meta:image-count="0" meta:object-count="0" meta:page-count="1" meta:paragraph-count="15" meta:word-count="189" meta:character-count="1101" meta:non-whitespace-character-count="923"/>
  </office:meta>
</office:document-meta>
</file>